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0f1" officeooo:paragraph-rsid="000cd0f1"/>
    </style:style>
    <style:style style:name="P2" style:family="paragraph" style:parent-style-name="Text_20_body">
      <style:text-properties officeooo:rsid="000ced91" officeooo:paragraph-rsid="000ced91"/>
    </style:style>
    <style:style style:name="P3" style:family="paragraph" style:parent-style-name="Text_20_body">
      <style:text-properties officeooo:rsid="000ced91" officeooo:paragraph-rsid="000dee9b"/>
    </style:style>
    <style:style style:name="P4" style:family="paragraph" style:parent-style-name="Text_20_body">
      <style:text-properties officeooo:rsid="000dee9b" officeooo:paragraph-rsid="000dee9b"/>
    </style:style>
    <style:style style:name="T1" style:family="text">
      <style:text-properties officeooo:rsid="000dee9b"/>
    </style:style>
    <style:style style:name="T2" style:family="text">
      <style:text-properties officeooo:rsid="000e4e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ogle Play Listing</text:p>
      <text:p text:style-name="P1"/>
      <text:h text:style-name="Heading_20_1" text:outline-level="1">Title</text:h>
      <text:p text:style-name="P1">Bright Flashlight</text:p>
      <text:p text:style-name="P1"/>
      <text:h text:style-name="Heading_20_1" text:outline-level="1">Short Description</text:h>
      <text:p text:style-name="P2">Bright Flashlight for Android lets you use your phone as a flashlight or torch.</text:p>
      <text:h text:style-name="Heading_20_1" text:outline-level="1">Full Description</text:h>
      <text:p text:style-name="P2"><text:span text:style-name="T2">F</text:span>ind your way in the dark when you have Bright Flashlight for Android. Bright Flashlight is a <text:s/>simple and easy to use application which turns your phone into a flashlight (torch). </text:p>
      <text:p text:style-name="P2">Bright Flashlight automatically dims the screen of your phone to reduce power consumption and increase battery life. Without the <text:s/>glare of the screen in your eyes, it is also easier to see where you are going!</text:p>
      <text:p text:style-name="P3">Bright Flashligt displays <text:span text:style-name="T1">the current status of your battery. The status is updated in real time and shown as a percent of total available battery power allowing you to</text:span> monitor <text:span text:style-name="T1">battery use.</text:span></text:p>
      <text:p text:style-name="P4">This great application has the features that you want in a flashlight and is simple to use, get it for free to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9T08:10:08.459668976</meta:creation-date>
    <dc:date>2015-07-09T08:42:02.220968423</dc:date>
    <meta:editing-duration>PT4M4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45" meta:character-count="845" meta:non-whitespace-character-count="707"/>
  </office:meta>
</office:document-meta>
</file>